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uditorException.AuditorException( Throwable a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ditorException.AuditorException( String aMessage , Throwable a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ditorException.AuditorException( String a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